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713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6" style:family="graphic" style:parent-style-name="standard">
      <style:graphic-properties draw:stroke="dash" draw:stroke-dash="Dash_5f_13" svg:stroke-width="0.053cm" svg:stroke-color="#000000" svg:stroke-opacity="100%" draw:stroke-linejoin="round" draw:fill="none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Dash_5f_14" svg:stroke-width="0.053cm" svg:stroke-color="#000000" svg:stroke-opacity="100%" draw:stroke-linejoin="round" draw:fill="none" fo:padding-top="0.151cm" fo:padding-bottom="0.151cm" fo:padding-left="0.276cm" fo:padding-right="0.276cm"/>
    </style:style>
    <style:style style:name="gr8" style:family="graphic" style:parent-style-name="standard">
      <style:graphic-properties draw:stroke="dash" draw:stroke-dash="Dash_5f_15" svg:stroke-width="0.053cm" svg:stroke-color="#000000" svg:stroke-opacity="100%" draw:stroke-linejoin="round" draw:fill="none" fo:padding-top="0.151cm" fo:padding-bottom="0.151cm" fo:padding-left="0.276cm" fo:padding-right="0.276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" style:family="text">
      <style:text-properties fo:color="#000000" style:font-name="Arial" fo:font-size="18pt" style:font-name-asian="Arial" style:font-size-asian="18pt" style:font-name-complex="Ari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154cm" svg:height="1.109cm" svg:x="1.581cm" svg:y="1.69cm" svg:viewBox="0 0 1155 1110" draw:points="1155,1110 0,1110 0,0 1155,0">
          <text:p/>
        </draw:polygon>
        <draw:frame draw:style-name="gr2" draw:layer="layout" svg:width="1.2cm" svg:height="0.995cm" svg:x="0.95cm" svg:y="0.954cm">
          <draw:text-box>
            <text:p text:style-name="P1"><text:span text:style-name="T1">«</text:span><text:span text:style-name="T2">+</text:span><text:span text:style-name="T1">» </text:span></text:p>
          </draw:text-box>
        </draw:frame>
        <draw:polygon draw:style-name="gr3" draw:layer="layout" svg:width="0.218cm" svg:height="0.961cm" svg:x="2.072cm" svg:y="1.764cm" svg:viewBox="0 0 219 962" draw:points="219,962 0,962 0,0 219,0">
          <text:p/>
        </draw:polygon>
        <draw:polygon draw:style-name="gr1" draw:layer="layout" svg:width="0.218cm" svg:height="0.961cm" svg:x="2.072cm" svg:y="1.764cm" svg:viewBox="0 0 219 962" draw:points="219,962 0,962 0,0 219,0">
          <text:p/>
        </draw:polygon>
        <draw:polygon draw:style-name="gr4" draw:layer="layout" svg:width="0.131cm" svg:height="0.406cm" svg:x="2.115cm" svg:y="1.838cm" svg:viewBox="0 0 132 407" draw:points="66,0 132,407 0,407">
          <text:p/>
        </draw:polygon>
        <draw:polygon draw:style-name="gr5" draw:layer="layout" svg:width="0.131cm" svg:height="0.406cm" svg:x="2.115cm" svg:y="1.838cm" svg:viewBox="0 0 132 407" draw:points="66,0 132,407 0,407">
          <text:p/>
        </draw:polygon>
        <draw:frame draw:style-name="gr2" draw:layer="layout" svg:width="1.1cm" svg:height="0.995cm" svg:x="2.3cm" svg:y="0.954cm">
          <draw:text-box>
            <text:p text:style-name="P1"><text:span text:style-name="T1">«</text:span><text:span text:style-name="T2">-</text:span><text:span text:style-name="T1">» </text:span></text:p>
          </draw:text-box>
        </draw:frame>
        <draw:line draw:style-name="gr6" draw:layer="layout" svg:x1="2.18cm" svg:y1="1.441cm" svg:x2="2.18cm" svg:y2="1.633cm">
          <text:p/>
        </draw:line>
        <draw:line draw:style-name="gr7" draw:layer="layout" svg:x1="2.649cm" svg:y1="1.773cm" svg:x2="2.205cm" svg:y2="2.726cm">
          <text:p/>
        </draw:line>
        <draw:line draw:style-name="gr8" draw:layer="layout" svg:x1="1.71cm" svg:y1="1.773cm" svg:x2="2.154cm" svg:y2="2.7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13" draw:display-name="Dash_13" draw:style="rect" draw:dots1="1" draw:dots1-length="200%" draw:dots2="1" draw:dots2-length="200%" draw:distance="200%"/>
    <draw:stroke-dash draw:name="Dash_5f_14" draw:display-name="Dash_14" draw:style="rect" draw:dots1="1" draw:dots1-length="200%" draw:dots2="1" draw:dots2-length="200%" draw:distance="200%"/>
    <draw:stroke-dash draw:name="Dash_5f_15" draw:display-name="Dash_15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9:52:29.281000000</meta:creation-date>
    <meta:editing-duration>PT18S</meta:editing-duration>
    <meta:editing-cycles>2</meta:editing-cycles>
    <meta:generator>LibreOffice/4.3.6.2$Windows_x86 LibreOffice_project/d50a87b2e514536ed401c18000dad4660b6a169e</meta:generator>
    <dc:date>2015-09-29T09:52:47.171000000</dc:date>
    <meta:document-statistic meta:object-count="10"/>
    <meta:template xlink:type="simple" xlink:actuate="onRequest" xlink:title="1" xlink:href="file:///C:/Documents%20and%20Settings/User/Application%20Data/LibreOffice/4/user/template/1.otg" meta:date="2015-09-29T09:52:29.218000000"/>
  </office:meta>
</office:document-meta>
</file>